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5c0b"/>
    </style:style>
    <style:style style:name="T1" style:family="text">
      <style:text-properties officeooo:rsid="0017186e"/>
    </style:style>
    <style:style style:name="T2" style:family="text">
      <style:text-properties officeooo:rsid="00185c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doctoral thesis investigates the generation of aerodynamic noise from a leading-edge slat in a high-lift aircraft configuration under low-Mach-number conditions using high-fidelity simulations coupled with data-driven modeling. A Lattice Boltzmann Method (LBM) flow solver is employed, with the resolved unsteady near-field coupled via a Ffowcs Williams–Hawkings (FWH) analogy to predict far-field acoustics, and this high-fidelity framework is validated against experimental wind-tunnel measurements, demonstrating that it accurately captures key slat noise spectral <text:span text:style-name="T1">features</text:span>. Extensive simulations are performed across various slat <text:span text:style-name="T1">positional </text:span>configurations, and the resulting dataset is used to train a Gaussian Process Regression (GPR) surrogate model. An active learning strategy adaptively selects new simulation points, ensuring the surrogate achieves high fidelity while <text:span text:style-name="T1">attepmting to minimize </text:span>computational cost. This approach enables efficient parametric studies and optimization <text:span text:style-name="T1">where</text:span> direct aeroacoustic optimization is otherwise prohibitive, but an accurate GPR surrogate provides a cheap-to-evaluate model for noise.</text:p>
      <text:p text:style-name="P1"><text:span text:style-name="T1">A second theme of the thesis explores the high-fidelity dataset obtained using the simulation. Using the same, k</text:span>ey aerodynamic noise <text:span text:style-name="T1">modulation</text:span> mechanisms are uncovered. The high-fidelity flow analysis reveals that <text:span text:style-name="T2">cove flow develop spanwise inhomogenous flow leading to generation of spatially periodic velocity cells attached to the curved shear layer. Such modes are then shown to interact with </text:span>spanwise-coherent shear-layer <text:span text:style-name="T2">thus modulating the cavity resonance phenomena. </text:span>Time-frequency analyses <text:span text:style-name="T2">are used to </text:span>demonstrate that <text:span text:style-name="T2">such modulation is effected by</text:span> intermittent “bursts,” <text:span text:style-name="T2">thus explaining the</text:span> <text:span text:style-name="T2">recently discovered </text:span>stochastic <text:span text:style-name="T2">nature of</text:span> <text:span text:style-name="T2">slat tones</text:span>. <text:span text:style-name="T2">The bursting frequency is also explaned based on the recirculation phenomena, drawing validation from the high fidelity dataset. <text:s/>A futher interest in the thesis explores the vorticity transfer phenomena occuring in the curved free shear layer of the slat leading to generation of streamwise vorticity in the ejected turbulence from slat gap.<text:line-break/><text:line-break/>T</text:span>his thesis <text:span text:style-name="T2">thus </text:span>establishes a rigorous methodology fusing high-fidelity aeroacoustic simulations with advanced surrogate modeling to advance the understanding and reduction of high-lift device nois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04T08:38:41.926833721</meta:creation-date>
    <meta:generator>LibreOffice/6.4.7.2$Linux_X86_64 LibreOffice_project/40$Build-2</meta:generator>
    <dc:date>2025-06-04T09:31:44.649752880</dc:date>
    <meta:editing-duration>PT41M32S</meta:editing-duration>
    <meta:editing-cycles>2</meta:editing-cycles>
    <meta:document-statistic meta:table-count="0" meta:image-count="0" meta:object-count="0" meta:page-count="1" meta:paragraph-count="2" meta:word-count="312" meta:character-count="2335" meta:non-whitespace-character-count="2024"/>
  </office:meta>
</office:document-meta>
</file>